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b2f" officeooo:paragraph-rsid="001fbb2f"/>
    </style:style>
    <style:style style:name="P2" style:family="paragraph" style:parent-style-name="Standard">
      <style:text-properties officeooo:rsid="0020c544" officeooo:paragraph-rsid="0020c544"/>
    </style:style>
    <style:style style:name="T1" style:family="text">
      <style:text-properties officeooo:rsid="0020c544"/>
    </style:style>
    <style:style style:name="T2" style:family="text">
      <style:text-properties officeooo:rsid="0023dd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ragen DSP:</text:p>
      <text:p text:style-name="P1"/>
      <text:p text:style-name="P1">- How are we supposed to implement the recommendation system on the website?</text:p>
      <text:p text:style-name="P1"><text:tab/>-How does the real-time recommendation work? </text:p>
      <text:p text:style-name="P1"><text:tab/>-Setup initial recommendation and than adapt when searching?</text:p>
      <text:p text:style-name="P1"/>
      <text:p text:style-name="P1">- Are we able to get ‘feedback’ if we implement our first solution in december?</text:p>
      <text:p text:style-name="P1"><text:tab/>-Is there a way to track if we our reccomendation has more clicks than old recom?</text:p>
      <text:p text:style-name="P1"/>
      <text:p text:style-name="P1">Are we going to implement ‘Content-Based recommendations’ or ‘Collaborative filtering’? </text:p>
      <text:p text:style-name="P1"/>
      <text:p text:style-name="P1">→<text:span text:style-name="T1"> we could do both and test which one performs better? Maybe even make our research question:</text:span></text:p>
      <text:p text:style-name="P2">What recommendation impelentation performs better on the suggestions of museums? </text:p>
      <text:p text:style-name="P2">Or research a collaboration of both? 00&gt; lot’s of research options!!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2:39:45.626054244</meta:creation-date>
    <dc:date>2020-11-19T13:30:33.621487212</dc:date>
    <meta:editing-duration>P1DT23H34M3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08" meta:character-count="685" meta:non-whitespace-character-count="581"/>
  </office:meta>
</office:document-meta>
</file>